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20361328125" calcext:value-type="float">
            <text:p>0.2036132812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-1" calcext:value-type="float">
            <text:p>-1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12939453125" calcext:value-type="float">
            <text:p>0.1293945312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-1" calcext:value-type="float">
            <text:p>-1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02099609375" calcext:value-type="float">
            <text:p>0.0209960937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-1" calcext:value-type="float">
            <text:p>-1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1513671875" calcext:value-type="float">
            <text:p>0.151367187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6220703125" calcext:value-type="float">
            <text:p>0.6220703125</text:p>
          </table:table-cell>
          <table:table-cell table:number-columns-repeated="2" office:value-type="float" office:value="0.9697265625" calcext:value-type="float">
            <text:p>0.9697265625</text:p>
          </table:table-cell>
          <table:table-cell office:value-type="float" office:value="-1" calcext:value-type="float">
            <text:p>-1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10986328125" calcext:value-type="float">
            <text:p>0.1098632812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5185546875" calcext:value-type="float">
            <text:p>0.5185546875</text:p>
          </table:table-cell>
          <table:table-cell table:number-columns-repeated="2" office:value-type="float" office:value="0.85009765625" calcext:value-type="float">
            <text:p>0.8500976562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-1" calcext:value-type="float">
            <text:p>-1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17626953125" calcext:value-type="float">
            <text:p>0.1762695312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 office:value-type="float" office:value="0.38037109375" calcext:value-type="float">
            <text:p>0.38037109375</text:p>
          </table:table-cell>
          <table:table-cell office:value-type="float" office:value="0.9697265625" calcext:value-type="float">
            <text:p>0.9697265625</text:p>
          </table:table-cell>
          <table:table-cell table:number-columns-repeated="3" office:value-type="float" office:value="0.7333984375" calcext:value-type="float">
            <text:p>0.7333984375</text:p>
          </table:table-cell>
          <table:table-cell office:value-type="float" office:value="-1" calcext:value-type="float">
            <text:p>-1</text:p>
          </table:table-cell>
          <table:table-cell office:value-type="float" office:value="0.04248046875" calcext:value-type="float">
            <text:p>0.0424804687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12939453125" calcext:value-type="float">
            <text:p>0.12939453125</text:p>
          </table:table-cell>
          <table:table-cell table:style-name="ce1" office:value-type="float" office:value="0.02099609375" calcext:value-type="float">
            <text:p>0.02099609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17626953125" calcext:value-type="float">
            <text:p>0.17626953125</text:p>
          </table:table-cell>
          <table:table-cell table:style-name="ce1" office:value-type="float" office:value="0.04248046875" calcext:value-type="float">
            <text:p>0.0424804687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4T15:05:41.656107812</dc:date>
    <meta:editing-duration>PT35S</meta:editing-duration>
    <meta:editing-cycles>1</meta:editing-cycles>
    <meta:document-statistic meta:table-count="1" meta:cell-count="81" meta:object-count="0"/>
    <meta:generator>LibreOffice/6.0.7.3$Linux_X86_64 LibreOffice_project/00m0$Build-3</meta:generator>
  </office:meta>
</office:document-meta>
</file>